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umberFormatter.setLenient( boolean len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umberFormatter.print( Number numb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umberFormatter.parse( String text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